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0adfea" officeooo:paragraph-rsid="000adfea" style:font-name-asian="Droid Sans Fallback" style:font-size-asian="16pt" style:font-size-complex="16pt"/>
    </style:style>
    <style:style style:name="P2" style:family="paragraph" style:parent-style-name="Standard">
      <style:text-properties style:font-name="Liberation Serif" officeooo:rsid="000adfea" officeooo:paragraph-rsid="000adfea" style:font-name-asian="Droid Sans Fallback"/>
    </style:style>
    <style:style style:name="P3" style:family="paragraph" style:parent-style-name="Standard">
      <style:text-properties style:font-name="Liberation Serif" officeooo:rsid="000b498d" officeooo:paragraph-rsid="000b498d" style:font-name-asian="Droid Sans Fallback"/>
    </style:style>
    <style:style style:name="P4" style:family="paragraph" style:parent-style-name="Standard">
      <style:text-properties style:font-name="Liberation Serif" officeooo:rsid="000cf443" officeooo:paragraph-rsid="000cf443" style:font-name-asian="Droid Sans Fallback"/>
    </style:style>
    <style:style style:name="P5" style:family="paragraph" style:parent-style-name="Standard">
      <style:text-properties style:font-name="Liberation Serif" officeooo:rsid="000d1974" officeooo:paragraph-rsid="000d1974" style:font-name-asian="Droid Sans Fallback"/>
    </style:style>
    <style:style style:name="P6" style:family="paragraph" style:parent-style-name="Standard">
      <style:text-properties style:font-name="Liberation Serif" officeooo:rsid="000ebfd9" officeooo:paragraph-rsid="000ebfd9" style:font-name-asian="Droid Sans Fallback"/>
    </style:style>
    <style:style style:name="P7" style:family="paragraph" style:parent-style-name="Standard">
      <style:text-properties style:font-name="Liberation Serif" officeooo:rsid="000ebfd9" officeooo:paragraph-rsid="000adfea" style:font-name-asian="Droid Sans Fallback"/>
    </style:style>
    <style:style style:name="P8" style:family="paragraph" style:parent-style-name="Standard">
      <style:text-properties style:font-name="Liberation Serif" fo:font-size="10.5pt" officeooo:rsid="000adfea" officeooo:paragraph-rsid="000adfea" style:font-name-asian="Droid Sans Fallback" style:font-size-asian="10.5pt" style:font-size-complex="10.5pt"/>
    </style:style>
    <style:style style:name="P9" style:family="paragraph" style:parent-style-name="Standard">
      <style:text-properties style:font-name="Liberation Serif" fo:font-style="italic" officeooo:rsid="000b498d" officeooo:paragraph-rsid="000b498d" style:font-name-asian="Droid Sans Fallback" style:font-style-asian="italic" style:font-style-complex="italic"/>
    </style:style>
    <style:style style:name="T1" style:family="text">
      <style:text-properties officeooo:rsid="000d19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换频道</text:p>
      <text:p text:style-name="P2"/>
      <text:p text:style-name="P8">2016 年十月 31 日，Daniel Nazer，CC BY 3.0 US</text:p>
      <text:p text:style-name="P2"/>
      <text:p text:style-name="P9">真的有人宣称发明了一种从观看一段视频切换到观看另一段视频的方法？</text:p>
      <text:p text:style-name="P2"/>
      <text:p text:style-name="P3">此问题来自纽约时报的一位律师，作为一篇有趣的文章中的一句闲话。该文章是关于该报对来自一位总统候选人的诽谤威胁的回应的。很明显的是，这次诽谤威胁将他的法律团队的工作从另一项任务上吸引了过去：回应一位专利流氓。在好奇心的驱使下，我们考察了这一情况。该专利流氓名叫 Bartonfalls LLC，其专利：美国专利第 7,917,922 号是我们最新一期的本月最蠢专利。</text:p>
      <text:p text:style-name="P2"/>
      <text:p text:style-name="P4">此专利的标题为“视频输入切换与信号处理仪器”<text:span text:style-name="T1">。此专利仅包含两页文字，并且如同其标题所提示的那般，描述了一种用于在来自不同输入源的频道之间进行切换的设备（例如，在有线电视频道和免费收听的无线电广播之间进行切换）。该专利被指向在一台 20 世纪 90 年代的电视机内部或是在它周边所能找到的设备（例如，卡带式录像机（VCR）、有线转换盒、卫星调谐器等）。它甚至没有提到互联网。</text:span></text:p>
      <text:p text:style-name="P2"/>
      <text:p text:style-name="P5">但是，即使它的专利和互联网视频八竿子打不着，Bartonfalls 起诉了纽约时报和一打提供在线内容的其他公司。在诉状中，它宣称只是在前一段视频播放结束后自动切换到下一段视频，这种行为就足以侵犯其专利。在其起诉纽约时报的诉状中，它宣称：</text:p>
      <text:p text:style-name="P2"/>
      <text:p text:style-name="P5">在其网站上，纽约时报（NYT）实施了被指控侵权的方法，用于从第一套电视节目（例如，比尔•克林顿提供希拉里的个人传记）自动切换到另一套电视节目（例如，桑德斯授权点名之后发动反抗），从一位电视观众的位置上（例如，从受指控侵权的技术的使用者的位置）。</text:p>
      <text:p text:style-name="P2"/>
      <text:p text:style-name="P5">这是荒唐的。即使我们假设这项马马虎虎的专利确实描述了一种并非显而易见的发明，它的权利要求被指向“在电视观众的位置”自动切换“电视频道”。在其专利描述的上下文中，“电视”明确表示“电视机”，而非“电视机或计算机”。</text:p>
      <text:p text:style-name="P2"/>
      <text:p text:style-name="P6">Arstechnical 调查了 Bartonfalls 及其专利的背景。它发现了一场符合滥用专利诉讼的所有特征的运动。该公司除了专利诉讼以外并没有任何其他业务。它的所有案件都是发起于面向专利原告友好的德州东区。与众多其他专利流氓案件相似，其所谓的“发明家”中至少有一位是专利律师。</text:p>
      <text:p text:style-name="P2"/>
      <text:p text:style-name="P7">我们需要宽泛的专利改革以减少专利流氓滥用诉讼。对于初创者，告诉您的代表人，我们需要场地改革立法以阻止专利流氓扎堆到德州东区。</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6:30:08.251000000</meta:creation-date>
    <dc:date>2017-06-11T10:44:17.971846088</dc:date>
    <meta:editing-duration>PT40M11S</meta:editing-duration>
    <meta:editing-cycles>5</meta:editing-cycles>
    <meta:generator>LibreOffice/5.1.6.2$Linux_X86_64 LibreOffice_project/10m0$Build-2</meta:generator>
    <meta:document-statistic meta:table-count="0" meta:image-count="0" meta:object-count="0" meta:page-count="1" meta:paragraph-count="10" meta:word-count="904" meta:character-count="998" meta:non-whitespace-character-count="979"/>
  </office:meta>
</office:document-meta>
</file>